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0000001F4EA69F285BE0036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opacity="75%" draw:textarea-horizontal-align="center" draw:textarea-vertical-align="middle" draw:auto-grow-height="false" draw:fit-to-size="false" style:shrink-to-fit="false" fo:min-height="4.741cm" fo:min-width="9.501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3" style:family="graphic" style:parent-style-name="Filled_20_Blue">
      <style:graphic-properties draw:marker-start="" draw:marker-start-width="0.3cm" draw:marker-start-center="false" draw:marker-end="" draw:marker-end-width="0.3cm" draw:marker-end-center="false" draw:stroke-linejoin="miter" draw:fill="gradient" draw:fill-gradient-name="Gradient_20_8" draw:opacity="89%" draw:textarea-horizontal-align="center" draw:textarea-vertical-align="middle" draw:auto-grow-height="false" draw:fit-to-size="false" style:shrink-to-fit="false" fo:min-height="1.079cm" fo:min-width="3.443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4" style:family="graphic" style:parent-style-name="Filled_20_Blue">
      <style:graphic-properties draw:marker-start="" draw:marker-start-width="0.3cm" draw:marker-start-center="false" draw:marker-end="" draw:marker-end-width="0.3cm" draw:marker-end-center="false" draw:stroke-linejoin="miter" draw:fill="gradient" draw:fill-gradient-name="Gradient_20_9" draw:opacity="89%" draw:textarea-horizontal-align="center" draw:textarea-vertical-align="middle" draw:auto-grow-height="false" draw:fit-to-size="false" style:shrink-to-fit="false" fo:min-height="1.079cm" fo:min-width="3.443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opacity="75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loext:graphic-properties draw:fill="gradient" draw:fill-gradient-name="Gradient_20_8" draw:opacity="89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gradient" draw:fill-gradient-name="Gradient_20_9" draw:opacity="89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text-position="0% 100%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062cm" svg:height="8.818cm" svg:x="1.2cm" svg:y="16.382cm">
          <draw:image xlink:href="Pictures/1000020100000400000001F4EA69F285BE003695.png" xlink:type="simple" xlink:show="embed" xlink:actuate="onLoad" loext:mime-type="image/png">
            <text:p/>
          </draw:image>
        </draw:frame>
        <draw:custom-shape draw:style-name="gr2" draw:text-style-name="P2" draw:layer="layout" svg:width="10cm" svg:height="5cm" svg:x="5.526cm" svg:y="12.379cm">
          <text:p text:style-name="P3"/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50000 10000)" draw:extrusion-second-light-direction="(-50000 0 10000)" draw:extrusion-metal="false" draw:extrusion-rotation-angle="-15 -45" dr3d:projection="perspective" draw:extrusion-color="false" draw:text-areas="0 0 21600 21600" draw:text-path="true" draw:text-path-mode="shape" draw:text-path-scale="path" draw:text-path-same-letter-heights="false" draw:type="fontwork-triangle-down" draw:modifiers="15963 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custom-shape draw:style-name="gr3" draw:text-style-name="P4" draw:layer="layout" svg:width="3.942cm" svg:height="1.338cm" draw:transform="skewX (0.204203522483337) rotate (0.197571271325758) translate (1.439cm 17.834cm)">
          <text:p text:style-name="P3"><text:span text:style-name="T1">Plan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4" draw:text-style-name="P5" draw:layer="layout" svg:width="3.942cm" svg:height="1.338cm" draw:transform="skewX (0.204203522483337) rotate (0.197571271325758) translate (6.009cm 19.034cm)">
          <text:p text:style-name="P3"><text:span text:style-name="T1">Record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4" draw:text-style-name="P5" draw:layer="layout" svg:width="3.942cm" svg:height="1.338cm" draw:transform="skewX (0.204203522483337) rotate (0.197571271325758) translate (10.509cm 21.574cm)">
          <text:p text:style-name="P3"><text:span text:style-name="T1">View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4" draw:text-style-name="P5" draw:layer="layout" svg:width="3.942cm" svg:height="1.338cm" draw:transform="skewX (0.204203522483337) rotate (0.197571271325758) translate (15.009cm 22.774cm)">
          <text:p text:style-name="P3"><text:span text:style-name="T1">Shar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dee6ef" draw:end-color="#355269" draw:start-intensity="100%" draw:end-intensity="100%" draw:angle="300" draw:border="0%"/>
    <draw:gradient draw:name="Gradient_20_2" draw:display-name="Gradient 2" draw:style="linear" draw:start-color="#e8f2a1" draw:end-color="#355269" draw:start-intensity="100%" draw:end-intensity="100%" draw:angle="300" draw:border="0%"/>
    <draw:gradient draw:name="Gradient_20_3" draw:display-name="Gradient 3" draw:style="linear" draw:start-color="#ffffa6" draw:end-color="#355269" draw:start-intensity="100%" draw:end-intensity="100%" draw:angle="300" draw:border="0%"/>
    <draw:gradient draw:name="Gradient_20_4" draw:display-name="Gradient 4" draw:style="linear" draw:start-color="#ffffff" draw:end-color="#355269" draw:start-intensity="100%" draw:end-intensity="100%" draw:angle="300" draw:border="0%"/>
    <draw:gradient draw:name="Gradient_20_5" draw:display-name="Gradient 5" draw:style="linear" draw:start-color="#ffffff" draw:end-color="#3465a4" draw:start-intensity="100%" draw:end-intensity="100%" draw:angle="300" draw:border="0%"/>
    <draw:gradient draw:name="Gradient_20_6" draw:display-name="Gradient 6" draw:style="linear" draw:start-color="#ffffff" draw:end-color="#ffffff" draw:start-intensity="100%" draw:end-intensity="100%" draw:angle="300" draw:border="0%"/>
    <draw:gradient draw:name="Gradient_20_7" draw:display-name="Gradient 7" draw:style="linear" draw:start-color="#ffffff" draw:end-color="#808080" draw:start-intensity="100%" draw:end-intensity="100%" draw:angle="300" draw:border="0%"/>
    <draw:gradient draw:name="Gradient_20_8" draw:display-name="Gradient 8" draw:style="linear" draw:start-color="#ffffff" draw:end-color="#f10d0c" draw:start-intensity="100%" draw:end-intensity="100%" draw:angle="300" draw:border="0%"/>
    <draw:gradient draw:name="Gradient_20_9" draw:display-name="Gradient 9" draw:style="linear" draw:start-color="#ffffff" draw:end-color="#ff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2-11-23T20:00:47.162000000</dc:date>
    <meta:editing-duration>PT13M53S</meta:editing-duration>
    <meta:editing-cycles>2</meta:editing-cycles>
    <meta:generator>LibreOffice/6.3.4.2$Windows_X86_64 LibreOffice_project/60da17e045e08f1793c57c00ba83cdfce946d0aa</meta:generator>
    <meta:document-statistic meta:object-count="6"/>
  </office:meta>
</office:document-meta>
</file>